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00%" fo:text-align="end" style:justify-single-word="false"/>
    </style:style>
    <style:style style:name="P4" style:family="paragraph" style:parent-style-name="Footnote">
      <style:paragraph-properties fo:margin-left="0cm" fo:margin-right="0cm" fo:text-align="start" style:justify-single-word="false" fo:orphans="2" fo:widows="2" fo:text-indent="0cm" style:auto-text-indent="false"/>
    </style:style>
    <style:style style:name="P5" style:family="paragraph" style:parent-style-name="Standard">
      <style:paragraph-properties fo:line-height="150%" fo:text-align="justify" style:justify-single-word="false"/>
      <style:text-properties fo:font-style="normal" style:font-style-asian="normal" style:font-style-complex="normal"/>
    </style:style>
    <style:style style:name="P6" style:family="paragraph" style:parent-style-name="Standard" style:list-style-name="L1">
      <style:paragraph-properties fo:line-height="150%" fo:text-align="justify" style:justify-single-word="false"/>
      <style:text-properties fo:font-style="normal" style:font-style-asian="normal" style:font-style-complex="normal"/>
    </style:style>
    <style:style style:name="P7" style:family="paragraph" style:parent-style-name="Standard" style:list-style-name="L2">
      <style:paragraph-properties fo:line-height="150%" fo:text-align="justify" style:justify-single-word="false"/>
      <style:text-properties fo:font-style="normal" style:font-style-asian="normal" style:font-style-complex="normal"/>
    </style:style>
    <style:style style:name="P8" style:family="paragraph" style:parent-style-name="Standard" style:list-style-name="L3">
      <style:paragraph-properties fo:line-height="150%" fo:text-align="justify" style:justify-single-word="false"/>
      <style:text-properties fo:font-style="normal" style:font-style-asian="normal" style:font-style-complex="normal"/>
    </style:style>
    <style:style style:name="P9" style:family="paragraph" style:parent-style-name="Standard" style:list-style-name="L4">
      <style:paragraph-properties fo:line-height="150%" fo:text-align="justify" style:justify-single-word="false"/>
      <style:text-properties fo:font-style="normal" style:font-style-asian="normal" style:font-style-complex="normal"/>
    </style:style>
    <style:style style:name="P10" style:family="paragraph" style:parent-style-name="Standard" style:list-style-name="L5">
      <style:paragraph-properties fo:line-height="150%" fo:text-align="justify" style:justify-single-word="false"/>
      <style:text-properties fo:font-style="normal" style:font-style-asian="normal" style:font-style-complex="normal"/>
    </style:style>
    <style:style style:name="P11" style:family="paragraph" style:parent-style-name="Standard">
      <style:paragraph-properties fo:line-height="150%" fo:text-align="justify" style:justify-single-word="false"/>
      <style:text-properties fo:font-style="normal" style:text-underline-style="solid" style:text-underline-width="auto" style:text-underline-color="font-color" style:font-style-asian="normal" style:font-style-complex="normal"/>
    </style:style>
    <style:style style:name="P12" style:family="paragraph" style:parent-style-name="Standard" style:list-style-name="L3">
      <style:paragraph-properties fo:line-height="150%" fo:text-align="justify" style:justify-single-word="false"/>
    </style:style>
    <style:style style:name="T1" style:family="text">
      <style:text-properties fo:font-variant="normal" fo:text-transform="none" fo:color="#bb6633" style:font-name="sans-serif" fo:font-size="9pt" fo:letter-spacing="normal" fo:font-style="normal" style:text-underline-style="solid" style:text-underline-width="auto" style:text-underline-color="font-color" fo:font-weight="normal" fo:background-color="transparent"/>
    </style:style>
    <style:style style:name="T2" style:family="text">
      <style:text-properties fo:font-variant="normal" fo:text-transform="none" fo:color="#202122" style:font-name="sans-serif" fo:font-size="9pt" fo:letter-spacing="normal" fo:font-style="normal" fo:font-weight="normal"/>
    </style:style>
    <style:style style:name="T3" style:family="text">
      <style:text-properties fo:font-variant="normal" fo:text-transform="none" fo:color="#202122" style:font-name="sans-serif" fo:font-size="9pt" fo:letter-spacing="normal" fo:font-style="normal" fo:font-weight="bold"/>
    </style:style>
    <style:style style:name="T4" style:family="text">
      <style:text-properties fo:font-variant="normal" fo:text-transform="none" fo:color="#202122" style:font-name="sans-serif" fo:font-size="9pt" fo:letter-spacing="normal" fo:font-style="italic" fo:font-weight="normal"/>
    </style:style>
    <style:style style:name="T5" style:family="text">
      <style:text-properties fo:font-variant="normal" fo:text-transform="none" fo:color="#202122" fo:letter-spacing="normal"/>
    </style:style>
    <style:style style:name="T6" style:family="text">
      <style:text-properties fo:font-variant="normal" fo:text-transform="none" fo:color="#3366cc" style:text-line-through-style="none" style:font-name="sans-serif" fo:font-size="9pt" fo:letter-spacing="normal" fo:font-style="normal" style:text-underline-style="none" fo:font-weight="normal" style:text-blinking="false"/>
    </style:style>
    <style:style style:name="T7" style:family="text">
      <style:text-properties fo:font-variant="normal" fo:text-transform="none" fo:color="#3366cc" style:text-line-through-style="none" style:font-name="sans-serif" fo:font-size="9pt" fo:letter-spacing="normal" fo:font-style="normal" style:text-underline-style="none" fo:font-weight="normal" style:text-blinking="false" fo:background-color="transparent"/>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sé Manuel Prado Appecex</text:p>
      <text:p text:style-name="P3">Abril de 2023</text:p>
      <text:p text:style-name="P2"/>
      <text:p text:style-name="P2">VARIACIÓN DE LA POBLACIÓN CHINA:</text:p>
      <text:p text:style-name="P2">DESEQUILIBRIOS Y PROBLEMAS</text:p>
      <text:p text:style-name="P2"/>
      <text:p text:style-name="P1"><text:tab/>Introducción a la cuestión y contexto:</text:p>
      <text:p text:style-name="P1"/>
      <text:p text:style-name="P1">China ha sido hasta hace poco el país más poblado del mundo (muy recientemente sobrepasado por India). En el caso del país objeto de nuestro estudio, las tendencias naturales de evolución de la población se han visto afectadas enormemente por decisiones políticas. Estas decisiones han tomado distinta forma, yendo desde meros lemas o consejos para la población hasta la promulgación de severas leyes con sendos castigos en caso de su incumplimiento. Además, en el propio siglo XX hemos visto un cambio de dirección de 180º: <text:s/>a mediados de siglo Mao alentaba políticas natalistas al considerar que era positivo para China que esta tuviera una política numerosa<text:note text:id="ftn1" text:note-class="footnote"><text:note-citation>1</text:note-citation><text:note-body><text:p text:style-name="P4">Fuente: <text:a xlink:type="simple" xlink:href="http://apuntesdedemografia.wordpress.com/polpob/maltusianismo/china-y-el-hijo-unico/" text:style-name="Internet_20_link" text:visited-style-name="Visited_20_Internet_20_Link"><text:span text:style-name="T1">China y el hijo único. La política de control demográfico más famosa del mundo: China y el hijo único, en Apuntes de demografía</text:span></text:a> (consultado el 16/04/2023)</text:p></text:note-body></text:note> pero pocos años más tarde hubo un viraje hacia políticas <text:span text:style-name="T9">soft</text:span><text:span text:style-name="T8"> de control de la natalidad que luego se endurecerían enormemente tomando la forma de intervenciones radicales del gobierno en el ámbito de la reproducción.</text:span></text:p>
      <text:p text:style-name="P5"/>
      <text:p text:style-name="P5"><text:tab/>Hipótesis:</text:p>
      <text:p text:style-name="P5"/>
      <text:p text:style-name="P5">Las políticas de control de la natalidad a lo largo del siglo XX en China han generado grandes desequilibrios en la población con problemas que se sienten hoy en día y que tardarán mucho en resolverse –si logran resolverse–.</text:p>
      <text:p text:style-name="P5"/>
      <text:p text:style-name="P5">En concreto, algunos de estos problemas explícitamente comprobados en este EDA son:</text:p>
      <text:list xml:id="list5782088231832616247" text:style-name="L1">
        <text:list-item>
          <text:list>
            <text:list-item>
              <text:list>
                <text:list-item>
                  <text:p text:style-name="P6">Reducción de la tasa de fertilidad.</text:p>
                  <text:list>
                    <text:list-item>
                      <text:p text:style-name="P6">Envejecimiento de la población. Incremento del ratio de dependencia. </text:p>
                    </text:list-item>
                    <text:list-item>
                      <text:p text:style-name="P6">No alcanzar la tasa de sustitución.</text:p>
                    </text:list-item>
                    <text:list-item>
                      <text:p text:style-name="P6">Multitud de problemas derivados.</text:p>
                    </text:list-item>
                  </text:list>
                </text:list-item>
                <text:list-item>
                  <text:p text:style-name="P6">Ante el control de la natalidad, preferencia por el hijo masculino.</text:p>
                  <text:list>
                    <text:list-item>
                      <text:p text:style-name="P6">Nacimientos selectivos.</text:p>
                    </text:list-item>
                    <text:list-item>
                      <text:p text:style-name="P6">Desproporción entre población masculina y femenina con preponderancia de la primera.</text:p>
                    </text:list-item>
                  </text:list>
                </text:list-item>
              </text:list>
            </text:list-item>
          </text:list>
        </text:list-item>
      </text:list>
      <text:p text:style-name="P5"><text:soft-page-break/><text:tab/>Demostración de las hipótesis</text:p>
      <text:p text:style-name="P5"/>
      <text:list xml:id="list4745520020222922128" text:style-name="L2">
        <text:list-item>
          <text:p text:style-name="P7">Reducción de la tasa de fertilidad.</text:p>
        </text:list-item>
      </text:list>
      <text:p text:style-name="P5">Lo ideal hubiera sido hacer el estudio con datos de todo el siglo XX pero los únicos datos estructurados y fiables que hemos encontrado comienzan en 1950. Por tanto en la exposición la explosión demográfica de la primera mitad del siglo no queda tan patente como nos gustaría.</text:p>
      <text:p text:style-name="P5"/>
      <text:p text:style-name="P5">De todas formas estudiando el crecimiento interanual y la tasa de natalidad de China desde 1950 en adelante podemos ver que estos presentan similitudes y que además han variado en consonancia con <text:s/>factores históricos:</text:p>
      <text:list xml:id="list1433161104848550236" text:style-name="L3">
        <text:list-item>
          <text:list>
            <text:list-item>
              <text:p text:style-name="P12"><text:span text:style-name="T8">Entre 1958 y 1962, la catástrofe del Gran Salto Adelante</text:span><text:span text:style-name="T8"><text:note text:id="ftn2" text:note-class="footnote"><text:note-citation>2</text:note-citation><text:note-body><text:p text:style-name="Footnote">El Gran Salto Adelante (GDA) fue un período entre 1958 y 1961 en el que se intentó industrializar China a marchas forzadas. El experimento económico y social fue un fracaso y acabó convirtiéndose en la mayor crisis económica de la historia mundial. Se calcula que la hambruna provocó entre 20 y 45 millones de muertes. </text:p></text:note-body></text:note></text:span><text:span text:style-name="T8">. Ambos valores descienden bruscamente pero luego se recuperan.</text:span></text:p>
            </text:list-item>
            <text:list-item>
              <text:p text:style-name="P12"><text:span text:style-name="T8">A partir de 1963, políticas </text:span><text:span text:style-name="T9">suaves</text:span><text:span text:style-name="T8"> de control de la natalidad., tales como educación para las familias sobre los beneficios para la salud y el desarrollo del individuo y del hijo de casarse y tener hijos de forma tardía. Tienen algo más de efecto que la ciudad que en el campo.</text:span></text:p>
            </text:list-item>
            <text:list-item>
              <text:p text:style-name="P8">1978 pequeño pero efímero impulso de la natalidad por la apertura de la economía. Las mejoras económicas, de todos modos, acaban suponiendo un factor decisivo para el descenso de la natalidad de un país y comprobamos que China no es una excepción.</text:p>
            </text:list-item>
            <text:list-item>
              <text:p text:style-name="P12"><text:span text:style-name="T8">Promulgación de la política del Hijo Único en 1980. En términos generales <text:s/>–pues había excepciones– , esta política prohibe a las parejas tener más de un hijo. En caso de incumplimiento se aplicaban sanciones económicas y de otros tipos.</text:span><text:span text:style-name="T8"><text:note text:id="ftn3" text:note-class="footnote"><text:note-citation>3</text:note-citation><text:note-body><text:p text:style-name="Footnote">Fuente: <text:a xlink:type="simple" xlink:href="https://www.britannica.com/topic/one-child-policy" text:style-name="Internet_20_link" text:visited-style-name="Visited_20_Internet_20_Link">https://www.britannica.com/topic/one-child-policy</text:a> (consultado el 16/04/2023)</text:p></text:note-body></text:note></text:span></text:p>
            </text:list-item>
            <text:list-item>
              <text:p text:style-name="P8">El final de la política del Hijo Único en 2016 ha sido un esfuerzo por mejorar las cifras de natalidad pero llegados al punto de desarrollo económico actual del país esta medida por sí misma es inefectiva.</text:p>
            </text:list-item>
            <text:list-item>
              <text:p text:style-name="P8">En resumen, en un período de 20 años como es el de 1970 a 1990, la tasa de natalidad se hunde desde 6 hijos por mujer hasta 2 hijos por mujer. El crecimiento interanual de la población también se reduce.</text:p>
            </text:list-item>
            <text:list-item>
              <text:p text:style-name="P8">El problema se agrava cuando concurren caída de la natalidad con aumento de la longevidad a partir de 1980.</text:p>
            </text:list-item>
          </text:list>
        </text:list-item>
      </text:list>
      <text:p text:style-name="P5"><text:tab/></text:p>
      <text:list xml:id="list30662181" text:continue-list="list4745520020222922128" text:style-name="L2">
        <text:list-item>
          <text:p text:style-name="P7">Preferencia por el hijo masculino.</text:p>
        </text:list-item>
      </text:list>
      <text:list xml:id="list2813813946703622230" text:style-name="L4">
        <text:list-item>
          <text:list>
            <text:list-item>
              <text:p text:style-name="P9"><text:soft-page-break/>Comprobamos que desde 1970 el número de nacimientos de hombres en China crece desde el valor normal (105 nacimientos de hombres por cada 100 nacimientos de mujer) en 1970 a máximos de 118 nacimientos de hombres en la primera década del siglo XXI<text:note text:id="ftn0" text:note-class="footnote"><text:note-citation>4</text:note-citation><text:note-body><text:p text:style-name="Footnote">En zonas rurales se ha alcanzado el valor de 140 nacimientos de hombres por mujer. Fuente: <text:bookmark text:name="CITEREFHesketh2011"/>Hesketh, Therese (2011). "Selecting sex: The effect of preferring sons". Early Human Development. 87(11): 759–761. (Consultado el 18/04/2020)</text:p><text:p text:style-name="Footnote"/></text:note-body></text:note>, una cifra que no corresponde para nada con la naturaleza biológica del ser humano. Parece que la tendencia empieza a regularse ligeramente aproximadamente a partir de 2008 pero aún sigue en valores completamente desproporcionados. Lamentablemente la fuente de datos disponible no contempla valores para los años más recientes.</text:p>
            </text:list-item>
            <text:list-item>
              <text:p text:style-name="P9">Esta desproporción viene dada por la preferencia cultural por el hijo masculino. Tradicionalmente la hija abandona el hogar familiar para pasar a formar parte de la familia del marido. En este contexto y sobre todo en el ámbito rural pero también en el urbano se llevaron a cabo procesos abortivos de fetos femeninos, abandono de niñas e incluso llegándose incluso a acabar con la vida de la niña una vez nacida. Las medidas del gobierno tales como prohibir los métodos de identificación del sexo del bebé han sido ineficaces para paliar este problema.</text:p>
            </text:list-item>
            <text:list-item>
              <text:p text:style-name="P9">En la actualidad hay un exceso de más de 30 millones de hombres sobre el número de mujeres en China. Esto conlleva problemas sociales. </text:p>
            </text:list-item>
          </text:list>
        </text:list-item>
      </text:list>
      <text:p text:style-name="P5"/>
      <text:p text:style-name="P5">Los problemas demográficos no se solucionan con rapidez, no hay fábricas de personas de 18 años.</text:p>
      <text:p text:style-name="P5"/>
      <text:p text:style-name="P5"/>
      <text:p text:style-name="P5"/>
      <text:p text:style-name="P5"><text:tab/>Posibles líneas de estudio complementarias o <text:s/>futuras:</text:p>
      <text:p text:style-name="P5"/>
      <text:list xml:id="list2585916819559647163" text:style-name="L5">
        <text:list-item>
          <text:p text:style-name="P10">Distribución irregular de la población, concetrándose esta sobre todo en zonas de costa.</text:p>
        </text:list-item>
        <text:list-item>
          <text:p text:style-name="P10">Estudio detallado de los problemas del envejecimiento de la población y la caída de la tasa de natalidad.</text:p>
        </text:list-item>
        <text:list-item>
          <text:p text:style-name="P10">Posibles estrategias de marketing a desarrollar en una población envejecida y con pocos hijos (por ejemplo, productos como pañales para ancianos o servicios como salud, cuidado de personas mayores, educación <text:s/>y bienestar de hijos únicos...).</text:p>
        </text:list-item>
        <text:list-item>
          <text:p text:style-name="P10">Conflictos sociales por la desproporción entre número de hombres y mujeres.</text:p>
        </text:list-item>
        <text:list-item>
          <text:p text:style-name="P10">Seguimiento de la eficacia de las medidas para paliar estos problemas.</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4-18T10:40:01.41</meta:creation-date>
    <meta:editing-duration>P0D</meta:editing-duration>
    <meta:editing-cycles>1</meta:editing-cycles>
    <meta:generator>OpenOffice/4.1.7$Win32 OpenOffice.org_project/417m1$Build-9800</meta:generator>
    <meta:document-statistic meta:table-count="0" meta:image-count="0" meta:object-count="0" meta:page-count="3" meta:paragraph-count="43" meta:word-count="1076" meta:character-count="6488"/>
    <meta:user-defined meta:name="Info 1"/>
    <meta:user-defined meta:name="Info 2"/>
    <meta:user-defined meta:name="Info 3"/>
    <meta:user-defined meta:name="Info 4"/>
  </office:meta>
</office:document-meta>
</file>